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F0000013C5A3A655738F455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3.186cm" svg:height="6.688cm" svg:x="3cm" svg:y="1.812cm">
          <draw:image xlink:href="Pictures/100000010000026F0000013C5A3A655738F455F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P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23T15:50:11.070000000</meta:creation-date>
    <dc:date>2022-08-23T15:51:38.399000000</dc:date>
    <meta:editing-duration>PT1M28S</meta:editing-duration>
    <meta:editing-cycles>1</meta:editing-cycles>
    <meta:document-statistic meta:object-count="1"/>
    <meta:generator>LibreOffice/7.3.2.2$Windows_X86_64 LibreOffice_project/49f2b1bff42cfccbd8f788c8dc32c1c309559be0</meta:generator>
  </office:meta>
</office:document-meta>
</file>